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kinson Hyperlegible" svg:font-family="'Atkinson Hyperlegible'" style:font-family-generic="roman" style:font-pitch="variable"/>
    <style:font-face style:name="Atkinson Hyperlegible1" svg:font-family="'Atkinson Hyperlegibl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cm" fo:margin-right="0cm" fo:text-align="justify" style:justify-single-word="false" fo:text-indent="1.249cm" style:auto-text-indent="false" style:page-number="1"/>
      <style:text-properties style:font-name="Atkinson Hyperlegible" style:font-name-asian="Atkinson Hyperlegible1" style:font-name-complex="Atkinson Hyperlegible1"/>
    </style:style>
    <style:style style:name="P2" style:family="paragraph" style:parent-style-name="Standard">
      <style:paragraph-properties fo:margin-left="0cm" fo:margin-right="0cm" fo:text-align="justify" style:justify-single-word="false" fo:text-indent="1.249cm" style:auto-text-indent="false"/>
      <style:text-properties style:font-name="Atkinson Hyperlegible" style:font-name-asian="Atkinson Hyperlegible1" style:font-name-complex="Atkinson Hyperlegibl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oces los alimentos que tienes a tu alcance? Andalucía cuenta con una gran extensión de campos, en los que se cultivan frutas y verduras de distintas variedades. También es el mayor productor de aceite de oliva del mundo. Nuestra tierra es una despensa natural en la que también pastan ganados que ofrecen productos andaluces con denominación de origen, como el jamón. ¡Qué rico está el jamón! ¡Madre mía! Además, de nuestro litoral obtenemos atunes rojos, caballas o por ejemplo chocos. ¿Qué más podemos pedir? </text:p>
      <text:p text:style-name="P2">Gracias a todos los alimentos que producimos en nuestra tierra, tenemos una gastronomía inmejorable y muy variada, reflejo de los distintos paisajes que tenemos y también de los distintos climas. Esa variedad responde a lo que se conoce como "dieta mediterránea", una de las más saludables del mundo según los expertos. </text:p>
      <text:p text:style-name="P2">¿Cuánto sabes tú de lo que comes? No sé si te has planteado alguna vez que en verano nos encanta el gazpacho, el salmorejo o la porra granadina o la antequerana y sin embargo en invierno, nos reconfortan los pucheros y las migas. ¿Por qué las migas, por ejemplo, en la Costa Tropical y Almería son de sémola y de pescado y en la Sierra de Segura de harina y carne? </text:p>
      <text:p text:style-name="P2">Como ves la comida es fundamental en nuestro día a día y no únicamente porque necesitemos comer para vivir, sino porque en nuestra tierra, la comida compartida es el acto social por excelencia. Por eso nuestra gastronomía es parte de nuestro patrimonio cultural y es nuestra obligación cuidarla para que las generaciones futuras puedan disfrutar de ella.</text:p>
      <text:p text:style-name="P2">¿Y cómo la protegemos? Lo primero, conociéndola y valorando el trabajo que hacen agricultores, ganaderos y pescaderos para ofrecernos los mejores productos. El tomate que compras al hortelano de tu pueblo es el mejor, por el cariño con el que se produce y por respetar el ciclo natural de las plantas. Pero también, porque al producirse cerca de casa, evitamos el transporte y favorecemos que nuestros campos sigan siendo cultivados, protegiendo así la biodiversidad y la sostenibilidad del medio ambiente. </text:p>
      <text:p text:style-name="P2">Todo esto es lo que vas a ver aquí y lo mejor, es que luego te podrás comer un cachito de nuestra tierra. Así que, ¡marchando Andalucía! Oído cocin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kinson Hyperlegible" svg:font-family="'Atkinson Hyperlegible'" style:font-family-generic="roman" style:font-pitch="variable"/>
    <style:font-face style:name="Atkinson Hyperlegible1" svg:font-family="'Atkinson Hyperlegible'"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s" fo:country="E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4:20:00</meta:creation-date>
    <meta:initial-creator>Lola Marín Moreno</meta:initial-creator>
    <meta:generator>LibreOffice/7.2.2.2$Linux_X86_64 LibreOffice_project/20$Build-2</meta:generator>
    <meta:document-statistic meta:table-count="0" meta:image-count="0" meta:object-count="0" meta:page-count="1" meta:paragraph-count="6" meta:word-count="372" meta:character-count="2210" meta:non-whitespace-character-count="1840"/>
  </office:meta>
</office:document-meta>
</file>